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56.36mm"/>
    </style:style>
    <style:style style:name="co6" style:family="table-column">
      <style:table-column-properties fo:break-before="auto" style:column-width="35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30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color="#000000"/>
    </style:style>
    <style:style style:name="ce31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fo:color="#000000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" fo:color="#000000" style:language-asian="zh" style:country-asian="CN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4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9"/>
        <table:table-column table:style-name="co2" table:default-cell-style-name="ce22"/>
        <table:table-column table:style-name="co3" table:default-cell-style-name="ce14"/>
        <table:table-column table:style-name="co4" table:default-cell-style-name="ce19"/>
        <table:table-column table:style-name="co5" table:default-cell-style-name="ce22"/>
        <table:table-column table:style-name="co6" table:default-cell-style-name="ce14"/>
        <table:table-column table:style-name="co7" table:number-columns-repeated="6" table:default-cell-style-name="Default"/>
        <table:table-row table:style-name="ro1">
          <table:table-cell table:style-name="ce1" office:value-type="string" calcext:value-type="string">
            <text:p>Nombre CU: </text:p>
          </table:table-cell>
          <table:table-cell table:style-name="ce8" office:value-type="string" calcext:value-type="string" table:number-columns-spanned="5" table:number-rows-spanned="1">
            <text:p>Registrar una cuenta</text:p>
          </table:table-cell>
          <table:covered-table-cell table:number-columns-repeated="4" table:style-name="ce27"/>
          <table:table-cell table:style-name="ce27"/>
          <table:table-cell table:number-columns-repeated="5"/>
        </table:table-row>
        <table:table-row table:style-name="ro2">
          <table:table-cell table:style-name="ce2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Consumidor</text:p>
          </table:table-cell>
          <table:covered-table-cell table:number-columns-repeated="4" table:style-name="ce27"/>
          <table:table-cell table:style-name="ce27"/>
          <table:table-cell table:number-columns-repeated="4"/>
          <table:table-cell table:style-name="ce34"/>
        </table:table-row>
        <table:table-row table:style-name="ro2">
          <table:table-cell table:style-name="ce2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Dentro de la dirección web del sistema haber ingresado a la pestaña Registro</text:p>
          </table:table-cell>
          <table:covered-table-cell table:number-columns-repeated="4" table:style-name="ce27"/>
          <table:table-cell table:style-name="ce27"/>
          <table:table-cell table:number-columns-repeated="5"/>
        </table:table-row>
        <table:table-row table:style-name="ro2">
          <table:table-cell table:style-name="ce2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registra los datos del Consumidor en la Base de Datos del sistema</text:p>
          </table:table-cell>
          <table:covered-table-cell table:number-columns-repeated="4" table:style-name="ce27"/>
          <table:table-cell table:style-name="ce27"/>
          <table:table-cell table:number-columns-repeated="5"/>
        </table:table-row>
        <table:table-row table:style-name="ro2">
          <table:table-cell table:style-name="ce2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2" office:value-type="string" calcext:value-type="string">
            <text:p>Fecha:</text:p>
          </table:table-cell>
          <table:table-cell table:style-name="ce29" office:value-type="date" office:date-value="2019-10-18" calcext:value-type="date">
            <text:p>18/10/19</text:p>
          </table:table-cell>
          <table:table-cell table:style-name="ce2" office:value-type="string" calcext:value-type="string">
            <text:p>Versión:</text:p>
          </table:table-cell>
          <table:table-cell table:style-name="ce32" office:value-type="string" calcext:value-type="string">
            <text:p>V 1,1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Proposito:</text:p>
          </table:table-cell>
          <table:covered-table-cell table:style-name="ce23"/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4" office:value-type="string" calcext:value-type="string" table:number-columns-spanned="6" table:number-rows-spanned="1">
            <text:p>Se describen los pasos para que un Consumidor pueda registrar una cuenta dentro del sistema</text:p>
          </table:table-cell>
          <table:covered-table-cell table:style-name="ce23"/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Resumen:</text:p>
          </table:table-cell>
          <table:covered-table-cell table:style-name="ce23"/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El usuario deberá de ingresar un correo electrónico y una contraseña válida, que serán la firma electrónica que identifique al Consumidor dentro del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<text:span text:style-name="T1">sistema. Se mostrará otra pantalla donde deberá de </text:span>ingresar Datos Personales como: CURP, Nombre, Apellidos, Sexo, Fecha de nacimiento y un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6" table:number-rows-spanned="1">
            <text:p><text:span text:style-name="T1">número(celular o fijo). Finalmente se mostrará otra pantalla donde ingresará su domicilio con: CP, Estado, </text:span>Municipio, Colonia, Calle y Número.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Consumidor ingresa su correo electrónico, contraseña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y la verificación de la contraseña</text:p>
          </table:table-cell>
          <table:covered-table-cell/>
          <table:table-cell/>
          <table:table-cell table:style-name="ce12" table:number-columns-spanned="2" table:number-rows-spanned="1"/>
          <table:covered-table-cell/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Consumidor verifica sus datos y da al botón “Siguiente”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sistema verifica que el correo esté disponible, las con-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raseñas coincidan y cumplan con el uso mínimo de 1 le-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ra mayúscula, un número, un símbolo! " # $ % &amp; ' ( )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<text:span text:style-name="T3"> * +</text:span><text:span text:style-name="T4">,-</text:span> . / : ; &lt; = &gt; ? @ [ \ ] ^ _`{ | } ~ y longitud de 8 caract.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sistema muestra un mensaje de credenciales disponi-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bles y cambia a una pestaña con un formulario de Datos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ersonales</text:p>
          </table:table-cell>
          <table:covered-table-cell/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Consumidor ingresa su CURP, Nombres, Apellidos,</text:p>
          </table:table-cell>
          <table:covered-table-cell/>
          <table:table-cell/>
          <table:table-cell table:style-name="ce12" table:number-columns-spanned="2" table:number-rows-spanned="1"/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Sexo, Fecha de nacimiento y un número(celular o fijo)jun-</text:p>
          </table:table-cell>
          <table:covered-table-cell/>
          <table:table-cell/>
          <table:table-cell table:style-name="ce12" table:number-columns-spanned="2" table:number-rows-spanned="1"/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to con la extensión.</text:p>
          </table:table-cell>
          <table:covered-table-cell/>
          <table:table-cell/>
          <table:table-cell table:style-name="ce30" table:number-columns-spanned="2" table:number-rows-spanned="1"/>
          <table:covered-table-cell table:style-name="ce33"/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Consumidor verifica sus datos y da al botón “Siguiente”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l sistema verifica que no falta ningún campo de llenar,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la validéz del CURP, que los nombres y apellidos solo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ntengan caracteres alfabéticos y el número y exten-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sión solo sean caracteres numéricos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El sistema pasa a una pestaña donde se tiene un formu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lario para ingresar el Domicilio</text:p>
          </table:table-cell>
          <table:covered-table-cell/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El Consumidor ingresa su CP, Estado, Municipio,Colonia</text:p>
          </table:table-cell>
          <table:covered-table-cell/>
          <table:table-cell/>
          <table:table-cell table:number-columns-spanned="2" table:number-rows-spanned="1"/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2" table:number-rows-spanned="1">
            <text:p>Calle y Número</text:p>
          </table:table-cell>
          <table:covered-table-cell/>
          <table:table-cell/>
          <table:table-cell table:style-name="ce12" table:number-columns-spanned="2" table:number-rows-spanned="1"/>
          <table:covered-table-cell/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El Consumidor verifica sus datos y da al botón “Registrar”</text:p>
          </table:table-cell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 table:number-columns-spanned="2" table:number-rows-spanned="1">
            <text:p>El sistema verifica que no falta ningún campo de llenar,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que el CP solo contenga caracteres numéricos y que el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úmero exterior contenga solo caracteres alfanuméricos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El sistema muestra un mensaje de éxito al registrar, lo-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table:style-name="ce31" office:value-type="string" calcext:value-type="string" table:number-columns-spanned="2" table:number-rows-spanned="1">
            <text:p>gea directamente al Consumidor y muestra la página</text:p>
          </table:table-cell>
          <table:covered-table-cell/>
          <table:table-cell table:number-columns-repeated="6"/>
        </table:table-row>
        <table:table-row table:style-name="ro2">
          <table:table-cell/>
          <table:table-cell table:style-name="ce12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rincipal del Consumidor</text:p>
          </table:table-cell>
          <table:covered-table-cell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Flujo Alterno:</text:p>
          </table:table-cell>
          <table:covered-table-cell table:number-columns-repeated="5" table:style-name="ce11"/>
          <table:table-cell table:number-columns-repeated="6"/>
        </table:table-row>
        <table:table-row table:style-name="ro2">
          <table:table-cell table:style-name="ce20" office:value-type="string" calcext:value-type="string">
            <text:p>3a</text:p>
          </table:table-cell>
          <table:table-cell table:style-name="ce23" office:value-type="string" calcext:value-type="string" table:number-columns-spanned="5" table:number-rows-spanned="1">
            <text:p>El sistema muestra un mensaje de advertencia debido a que las contraseñas no coinciden, se mantiene en la misma pestaña</text:p>
          </table:table-cell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20"/>
          <table:table-cell table:style-name="ce23" office:value-type="string" calcext:value-type="string" table:number-columns-spanned="5" table:number-rows-spanned="1">
            <text:p>y borra los campos de Contraseña y la verificación de la contraseña</text:p>
          </table:table-cell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20" office:value-type="string" calcext:value-type="string">
            <text:p>3b</text:p>
          </table:table-cell>
          <table:table-cell table:style-name="ce23" office:value-type="string" calcext:value-type="string" table:number-columns-spanned="5" table:number-rows-spanned="1">
            <text:p>El sistema muestra un mensaje de advertencia debido a que la contraseña no cumple con los requisitos mínimos de ser válida</text:p>
          </table:table-cell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20"/>
          <table:table-cell table:style-name="ce23" office:value-type="string" calcext:value-type="string" table:number-columns-spanned="5" table:number-rows-spanned="1">
            <text:p><text:span text:style-name="T2">El sistema se mantiene en la misma pestaña </text:span>y borra los campos de Contraseña y la verificación de la contraseña</text:p>
          </table:table-cell>
          <table:covered-table-cell table:number-columns-repeated="4" table:style-name="ce11"/>
          <table:table-cell table:number-columns-repeated="6"/>
        </table:table-row>
        <table:table-row table:style-name="ro2">
          <table:table-cell office:value-type="string" calcext:value-type="string">
            <text:p>4a</text:p>
          </table:table-cell>
          <table:table-cell office:value-type="string" calcext:value-type="string" table:number-columns-spanned="5" table:number-rows-spanned="1">
            <text:p>El sistema muestra un mensaje de advertencia debido a que las credenciales ya están en uso o los campos no han sido llenados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5" table:number-rows-spanned="1">
            <text:p>El sistema borra los campos con la contraseña y se mantiene en la misma pestaña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8a</text:p>
          </table:table-cell>
          <table:table-cell office:value-type="string" calcext:value-type="string" table:number-columns-spanned="5" table:number-rows-spanned="1">
            <text:p>El sistema muestra un mensaje de advertencia debido a que los campos necesarios no han sido llenados 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8b</text:p>
          </table:table-cell>
          <table:table-cell office:value-type="string" calcext:value-type="string" table:number-columns-spanned="5" table:number-rows-spanned="1">
            <text:p>El sistema muestra un mensaje de advertencia debido a que el campo CURP no cumple con el formato requerido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8c</text:p>
          </table:table-cell>
          <table:table-cell office:value-type="string" calcext:value-type="string" table:number-columns-spanned="5" table:number-rows-spanned="1">
            <text:p>El sistema muestra un mensaje de advertencia debido a que los campos del Nombre y Apellidos cuentan con caracteres extraños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8d</text:p>
          </table:table-cell>
          <table:table-cell table:style-name="ce34" office:value-type="string" calcext:value-type="string">
            <text:p>El sistema muestra un mensaje de advertencia debido a que los campos de el celular y/o extensión tiene caracteres no numéricos</text:p>
          </table:table-cell>
          <table:table-cell table:style-name="Default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11a</text:p>
          </table:table-cell>
          <table:table-cell office:value-type="string" calcext:value-type="string" table:number-columns-spanned="5" table:number-rows-spanned="1">
            <text:p>El sistema muestra un mensaje de advertencia debido a que los campos necesarios no han sido llenados 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1b</text:p>
          </table:table-cell>
          <table:table-cell office:value-type="string" calcext:value-type="string" table:number-columns-spanned="5" table:number-rows-spanned="1">
            <text:p>El sistema muestra un mensaje de advertencia debido a que el CP contiene caracteres no numéricos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11c</text:p>
          </table:table-cell>
          <table:table-cell office:value-type="string" calcext:value-type="string" table:number-columns-spanned="5" table:number-rows-spanned="1">
            <text:p>El sistema muestra un mensaje de advertencia debido a que el campo Número exterior contiene caracteres extraños</text:p>
          </table:table-cell>
          <table:covered-table-cell/>
          <table:covered-table-cell table:style-name="ce14"/>
          <table:covered-table-cell table:number-columns-repeated="2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21:05:56.7560592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19T21:06:21.692698025</dc:date>
    <meta:editing-duration>PT1H27M28S</meta:editing-duration>
    <meta:editing-cycles>24</meta:editing-cycles>
    <meta:generator>LibreOffice/6.2.7.1$Linux_X86_64 LibreOffice_project/20$Build-1</meta:generator>
    <meta:document-statistic meta:table-count="1" meta:cell-count="88" meta:object-count="0"/>
  </office:meta>
</office:document-meta>
</file>